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number text:level="1" text:style-name="Numbering_20_Symbols" style:num-format="1" text:start-value="1" style:num-suffix=".">
        <style:list-level-properties text:space-before="0.0in" text:min-label-width="0.4in"/>
      </text:list-level-style-number>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h text:style-name="Heading_20_1" text:outline-level="1">OAS // Preguntas de examen</text:h>
      <text:h text:style-name="Heading_20_6" text:outline-level="6"><text:span text:style-name="T1">¿Cómo se concreta la estructura de una organización?</text:span></text:h>
      <text:list text:style-name="L1">
        <text:list-item>
          <text:p text:style-name="P1">Materialización de la organización</text:p>
          <text:list text:style-name="L2">
            <text:list-item>
              <text:p text:style-name="P2">Organigrama</text:p>
            </text:list-item>
            <text:list-item>
              <text:p text:style-name="P2">Flujograma</text:p>
            </text:list-item>
            <text:list-item>
              <text:p text:style-name="P2">Procesos</text:p>
            </text:list-item>
            <text:list-item>
              <text:p text:style-name="P2">Manuales de Instrucción</text:p>
            </text:list-item>
          </text:list>
        </text:list-item>
        <text:list-item>
          <text:p text:style-name="P1">Tipo de Organización / Relevamiento</text:p>
          <text:list text:style-name="L3">
            <text:list-item>
              <text:p text:style-name="P3">Lineal</text:p>
            </text:list-item>
            <text:list-item>
              <text:p text:style-name="P3">Estructuralmente</text:p>
            </text:list-item>
            <text:list-item>
              <text:p text:style-name="P3">Funcional</text:p>
            </text:list-item>
          </text:list>
        </text:list-item>
        <text:list-item>
          <text:p text:style-name="P1">Entorno + Medio</text:p>
        </text:list-item>
      </text:list>
      <text:p text:style-name="First_20_paragraph">Ver también Capítulo III, pagina 21. Administración.</text:p>
      <text:h text:style-name="Heading_20_6" text:outline-level="6">1. <text:span text:style-name="T1">¿En que se basan los sistemas y organizaciones y como están relacionadas entre si?</text:span></text:h>
      <text:p text:style-name="First_20_paragraph"><text:span text:style-name="T1">ORGANIZACIÓN</text:span>. Ver Apunte de Administración. Relación entre los puestos que integran una oficina o dependencia. Hay también desarrollos para llegar a un fin. Organización es una estructura socio-funcional con un centro de control que modela la estructura, hay un circuito de información y busca asignar recursos para llegar a su fin.</text:p>
      <text:p text:style-name="Text_20_body">Esta es la relación entre organización y sistema. Ambas tienen un fin, con componentes humanos y materiales que se gestionan.</text:p>
      <text:p text:style-name="Text_20_body"><text:span text:style-name="T1">SISTEMA</text:span>. Conjunto de elementos humanos y mecánicos para llegar a un fin.</text:p>
      <text:p text:style-name="Text_20_body"><text:span text:style-name="T1">¿Que avances trajo los sistemas informáticos a las organización?</text:span><text:line-break/>Ayuda a establecer un orden lógico a la hora de realizar las actividades en las organizaciones.</text:p>
      <text:h text:style-name="Heading_20_6" text:outline-level="6">2. <text:span text:style-name="T1">¿Están relacionados sistemas, proceso, procedimiento y tarea ? De qué forma?</text:span></text:h>
      <text:p text:style-name="First_20_paragraph">Sí se relacionan. Uno contiene a otro. El sistema consiste en un conjunto de procesos … Página 39. Libro de Lardent.</text:p>
      <text:h text:style-name="Heading_20_6" text:outline-level="6">3. <text:span text:style-name="T1">¿Qué relación hay entre el planeamiento, diseño y modelación de sistemas?</text:span></text:h>
      <text:p text:style-name="First_20_paragraph">En diseño se consideran las soluciones a los problemas planteados y se selecciona la mejor alternativa.</text:p>
      <text:p text:style-name="Text_20_body"><text:span text:style-name="T1">¿Cómo era la relacion entre planeamiento y relevamiento?</text:span><text:line-break/>En relevamiento se consideran los problemas planteados en el mandato y sus posibles diagnosticos.</text:p>
      <text:p text:style-name="Text_20_body"><text:span text:style-name="T1">¿Qué es organización. Procesamiento? Relación entre esas cosas.</text:span></text:p>
      <text:p text:style-name="Text_20_body">Todas las organizaciones tienen una red de procedimiento. Ahí se pueden ver los detalles de procedimiento administrativo.</text:p>
      <text:p text:style-name="Text_20_body"><text:span text:style-name="T1">¿Cuáles son los pasos de la metodología? En qué ayuda la metodología.</text:span> IMPORTANTE. Pros y Contras. Reduce costos. Parcial 2.</text:p>
      <text:list text:style-name="L4">
        <text:list-item>
          <text:p text:style-name="P4">Respuesta 3. Beneficios.</text:p>
        </text:list-item>
        <text:list-item>
          <text:p text:style-name="P4">Respuesta 4. Importancia.</text:p>
        </text:list-item>
      </text:list>
      <text:p text:style-name="Horizontal_20_Line"/>
      <text:h text:style-name="Heading_20_6" text:outline-level="6"><text:span text:style-name="T1">¿Qué ventajas tenía yo como analista, de utilizar una metodología de sistemas.</text:span></text:h>
      <text:p text:style-name="First_20_paragraph">Me permite trabajar con calidad, velocidad, economía, coordinación y control, etc. Estos son los objetivos de los procedimientos administrativos.</text:p>
      <text:h text:style-name="Heading_20_6" text:outline-level="6"><text:span text:style-name="T1">¿Cuáles eran las etapas de la metodología clásica, y me pidió describir etapa preguntar y me preguntó que hacía en la planificación.</text:span></text:h>
      <text:list text:style-name="L5">
        <text:list-item>
          <text:p text:style-name="P5">Estudio preliminar</text:p>
        </text:list-item>
        <text:list-item>
          <text:p text:style-name="P5">Planeamiento</text:p>
        </text:list-item>
        <text:list-item>
          <text:p text:style-name="P5">Relevamiento</text:p>
        </text:list-item>
        <text:list-item>
          <text:p text:style-name="P5">Diagnóstico</text:p>
        </text:list-item>
        <text:list-item>
          <text:p text:style-name="P5">Diseño</text:p>
          <text:list text:style-name="L6">
            <text:list-item>
              <text:p text:style-name="P6">Diseño global</text:p>
            </text:list-item>
            <text:list-item>
              <text:p text:style-name="P6">Factibilidad / Justificación</text:p>
            </text:list-item>
            <text:list-item>
              <text:p text:style-name="P6">Presentación de nuevo proceso / informe</text:p>
            </text:list-item>
            <text:list-item>
              <text:p text:style-name="P6">Diseño detallado</text:p>
            </text:list-item>
          </text:list>
        </text:list-item>
        <text:list-item>
          <text:p text:style-name="P5">Implementación</text:p>
          <text:list text:style-name="L7">
            <text:list-item>
              <text:p text:style-name="P7">Preparación</text:p>
            </text:list-item>
            <text:list-item>
              <text:p text:style-name="P7">Conversión</text:p>
            </text:list-item>
            <text:list-item>
              <text:p text:style-name="P7">Puesta en marcha</text:p>
            </text:list-item>
          </text:list>
        </text:list-item>
        <text:list-item>
          <text:p text:style-name="P5">Seguimiento y Control</text:p>
        </text:list-item>
      </text:list>
      <text:p text:style-name="First_20_paragraph">En esta etapa (planificación) se busca el mejor aprovechamiento de recursos para ejecutar el proceso de análisis. El acuerdo de tiempo estimado con la organización tiene una función de tipo imperativa. Así se gestiona en el día a día del proyecto. Al finalizar el mandato se revisa lo acordado.</text:p>
      <text:h text:style-name="Heading_20_6" text:outline-level="6"><text:span text:style-name="T1">¿Qué relación había entre la etapa de planificación y el relevamiento?</text:span></text:h>
      <text:p text:style-name="First_20_paragraph">Se busca la información para transformar las opiniones en hechos, y un control cruzado, y se respete la objetividad en recolección y registro. Identificar los focos de decisiones, y las cargas de trabajo, y los formularios que se relacionan con las tareas. Considerar la calidad de información, que sea precisa, de su fuente de origen, y se considere la política de la organización. El analista debe diferenciar dato, hecho, opinión, deducciones, informaciones.</text:p>
      <text:h text:style-name="Heading_20_6" text:outline-level="6"><text:span text:style-name="T1">¿Qué conforma a una estructura?</text:span></text:h>
      <text:p text:style-name="First_20_paragraph"><text:span text:style-name="T1">¿Y qué ventajas brinda usar una metodología?</text:span>. IMPORTANTE</text:p>
      <text:p text:style-name="Horizontal_20_Line"/>
      <text:p text:style-name="First_20_paragraph">considerar costos/beneficios. y los resultados intangibles. como tarjeta naran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